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036f" officeooo:paragraph-rsid="0015036f" fo:background-color="#fff200"/>
    </style:style>
    <style:style style:name="P2" style:family="paragraph" style:parent-style-name="Standard">
      <style:paragraph-properties fo:text-align="start" style:justify-single-word="false"/>
      <style:text-properties officeooo:rsid="0015036f" officeooo:paragraph-rsid="0015036f" fo:background-color="transparent"/>
    </style:style>
    <style:style style:name="P3" style:family="paragraph" style:parent-style-name="Standard">
      <style:paragraph-properties fo:text-align="start" style:justify-single-word="false"/>
      <style:text-properties officeooo:rsid="00168340" officeooo:paragraph-rsid="00168340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CUSTOMIZE SHOP PAGE IN WOOCOMMERCE</text:p>
      <text:p text:style-name="P1"/>
      <text:p text:style-name="P2">1. in your plugin folder-&gt;woocommerce-&gt;templates-&gt;content-singleproduct.php</text:p>
      <text:p text:style-name="P3">2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13T12:26:32.903245293</meta:creation-date>
    <dc:date>2022-12-13T15:38:27.980110475</dc:date>
    <meta:editing-duration>PT3H1M4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13" meta:character-count="119" meta:non-whitespace-character-count="108"/>
  </office:meta>
</office:document-meta>
</file>